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Kannala">
            <text:p>Kannala</text:p>
          </table:table-cell>
          <table:table-cell office:value-type="string" office:value="radiocarbon">
            <text:p>radiocarbon</text:p>
          </table:table-cell>
          <table:table-cell office:value-type="string" office:value="Hel-364">
            <text:p>Hel-364</text:p>
          </table:table-cell>
          <table:table-cell office:value-type="float" office:value="68.65">
            <text:p>68.65</text:p>
          </table:table-cell>
          <table:table-cell office:value-type="float" office:value="-52.25">
            <text:p>-52.25</text:p>
          </table:table-cell>
          <table:table-cell office:value-type="float" office:value="6625.0">
            <text:p>6625.0</text:p>
          </table:table-cell>
          <table:table-cell office:value-type="float" office:value="163.0">
            <text:p>163.0</text:p>
          </table:table-cell>
          <table:table-cell office:value-type="string" office:value="Balanus sp.">
            <text:p>Balanus sp.</text:p>
          </table:table-cell>
          <table:table-cell office:value-type="string" office:value="marine">
            <text:p>marine</text:p>
          </table:table-cell>
          <table:table-cell office:value-type="float" office:value="-36.0">
            <text:p>-36.0</text:p>
          </table:table-cell>
          <table:table-cell office:value-type="float" office:value="88.0">
            <text:p>88.0</text:p>
          </table:table-cell>
          <table:table-cell office:value-type="float" office:value="0.0">
            <text:p/>
          </table:table-cell>
          <table:table-cell office:value-type="float" office:value="28.4">
            <text:p>28.4</text:p>
          </table:table-cell>
          <table:table-cell office:value-type="float" office:value="6.0">
            <text:p>6.0</text:p>
          </table:table-cell>
          <table:table-cell office:value-type="float" office:value="6.0">
            <text:p>6.0</text:p>
          </table:table-cell>
          <table:table-cell office:value-type="string" office:value="Weidick1976,Jungner1979">
            <text:p>Weidick1976,Jungner1979</text:p>
          </table:table-cell>
        </table:table-row>
        <table:table-row>
          <table:table-cell office:value-type="string" office:value="Kannala">
            <text:p>Kannala</text:p>
          </table:table-cell>
          <table:table-cell office:value-type="string" office:value="radiocarbon">
            <text:p>radiocarbon</text:p>
          </table:table-cell>
          <table:table-cell office:value-type="string" office:value="Hel-341">
            <text:p>Hel-341</text:p>
          </table:table-cell>
          <table:table-cell office:value-type="float" office:value="68.567">
            <text:p>68.567</text:p>
          </table:table-cell>
          <table:table-cell office:value-type="float" office:value="-52.967">
            <text:p>-52.967</text:p>
          </table:table-cell>
          <table:table-cell office:value-type="float" office:value="8735.0">
            <text:p>8735.0</text:p>
          </table:table-cell>
          <table:table-cell office:value-type="float" office:value="203.0">
            <text:p>203.0</text:p>
          </table:table-cell>
          <table:table-cell office:value-type="string" office:value="Hiatella arctica">
            <text:p>Hiatella arctica</text:p>
          </table:table-cell>
          <table:table-cell office:value-type="string" office:value="marine">
            <text:p>marine</text:p>
          </table:table-cell>
          <table:table-cell office:value-type="float" office:value="-36.0">
            <text:p>-36.0</text:p>
          </table:table-cell>
          <table:table-cell office:value-type="float" office:value="88.0">
            <text:p>88.0</text:p>
          </table:table-cell>
          <table:table-cell office:value-type="float" office:value="0.0">
            <text:p/>
          </table:table-cell>
          <table:table-cell office:value-type="float" office:value="41.8">
            <text:p>41.8</text:p>
          </table:table-cell>
          <table:table-cell office:value-type="float" office:value="9.0">
            <text:p>9.0</text:p>
          </table:table-cell>
          <table:table-cell office:value-type="float" office:value="9.0">
            <text:p>9.0</text:p>
          </table:table-cell>
          <table:table-cell office:value-type="string" office:value="Weidick1976,Jungner1979">
            <text:p>Weidick1976,Jungner1979</text:p>
          </table:table-cell>
        </table:table-row>
        <table:table-row>
          <table:table-cell office:value-type="string" office:value="Kannala">
            <text:p>Kannala</text:p>
          </table:table-cell>
          <table:table-cell office:value-type="string" office:value="radiocarbon">
            <text:p>radiocarbon</text:p>
          </table:table-cell>
          <table:table-cell office:value-type="string" office:value="Hel-342">
            <text:p>Hel-342</text:p>
          </table:table-cell>
          <table:table-cell office:value-type="float" office:value="68.6">
            <text:p>68.6</text:p>
          </table:table-cell>
          <table:table-cell office:value-type="float" office:value="-52.533">
            <text:p>-52.533</text:p>
          </table:table-cell>
          <table:table-cell office:value-type="float" office:value="7205.0">
            <text:p>7205.0</text:p>
          </table:table-cell>
          <table:table-cell office:value-type="float" office:value="168.0">
            <text:p>168.0</text:p>
          </table:table-cell>
          <table:table-cell office:value-type="string" office:value="Mya truncata">
            <text:p>Mya truncata</text:p>
          </table:table-cell>
          <table:table-cell office:value-type="string" office:value="marine">
            <text:p>marine</text:p>
          </table:table-cell>
          <table:table-cell office:value-type="float" office:value="-36.0">
            <text:p>-36.0</text:p>
          </table:table-cell>
          <table:table-cell office:value-type="float" office:value="88.0">
            <text:p>88.0</text:p>
          </table:table-cell>
          <table:table-cell office:value-type="float" office:value="0.0">
            <text:p/>
          </table:table-cell>
          <table:table-cell office:value-type="float" office:value="20.0">
            <text:p>20.0</text:p>
          </table:table-cell>
          <table:table-cell office:value-type="float" office:value="4.0">
            <text:p>4.0</text:p>
          </table:table-cell>
          <table:table-cell office:value-type="float" office:value="4.0">
            <text:p>4.0</text:p>
          </table:table-cell>
          <table:table-cell office:value-type="string" office:value="Weidick1976,Jungner1979">
            <text:p>Weidick1976,Jungner1979</text:p>
          </table:table-cell>
        </table:table-row>
        <table:table-row>
          <table:table-cell office:value-type="string" office:value="Kannala">
            <text:p>Kannala</text:p>
          </table:table-cell>
          <table:table-cell office:value-type="string" office:value="radiocarbon">
            <text:p>radiocarbon</text:p>
          </table:table-cell>
          <table:table-cell office:value-type="string" office:value="Hel-343">
            <text:p>Hel-343</text:p>
          </table:table-cell>
          <table:table-cell office:value-type="float" office:value="68.633">
            <text:p>68.633</text:p>
          </table:table-cell>
          <table:table-cell office:value-type="float" office:value="-52.267">
            <text:p>-52.267</text:p>
          </table:table-cell>
          <table:table-cell office:value-type="float" office:value="5745.0">
            <text:p>5745.0</text:p>
          </table:table-cell>
          <table:table-cell office:value-type="float" office:value="149.0">
            <text:p>149.0</text:p>
          </table:table-cell>
          <table:table-cell office:value-type="string" office:value="Mya truncata">
            <text:p>Mya truncata</text:p>
          </table:table-cell>
          <table:table-cell office:value-type="string" office:value="marine">
            <text:p>marine</text:p>
          </table:table-cell>
          <table:table-cell office:value-type="float" office:value="-36.0">
            <text:p>-36.0</text:p>
          </table:table-cell>
          <table:table-cell office:value-type="float" office:value="88.0">
            <text:p>88.0</text:p>
          </table:table-cell>
          <table:table-cell office:value-type="float" office:value="-1.0">
            <text:p>-1.0</text:p>
          </table:table-cell>
          <table:table-cell office:value-type="float" office:value="-0.2">
            <text:p>-0.2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Weidick1976,Jungner1979">
            <text:p>Weidick1976,Jungner1979</text:p>
          </table:table-cell>
        </table:table-row>
        <table:table-row>
          <table:table-cell office:value-type="string" office:value="Kannala">
            <text:p>Kannala</text:p>
          </table:table-cell>
          <table:table-cell office:value-type="string" office:value="radiocarbon">
            <text:p>radiocarbon</text:p>
          </table:table-cell>
          <table:table-cell office:value-type="string" office:value="Hel-344">
            <text:p>Hel-344</text:p>
          </table:table-cell>
          <table:table-cell office:value-type="float" office:value="68.633">
            <text:p>68.633</text:p>
          </table:table-cell>
          <table:table-cell office:value-type="float" office:value="-52.267">
            <text:p>-52.267</text:p>
          </table:table-cell>
          <table:table-cell office:value-type="float" office:value="6705.0">
            <text:p>6705.0</text:p>
          </table:table-cell>
          <table:table-cell office:value-type="float" office:value="163.0">
            <text:p>163.0</text:p>
          </table:table-cell>
          <table:table-cell office:value-type="string" office:value="Chlamys islandica">
            <text:p>Chlamys islandica</text:p>
          </table:table-cell>
          <table:table-cell office:value-type="string" office:value="marine">
            <text:p>marine</text:p>
          </table:table-cell>
          <table:table-cell office:value-type="float" office:value="-36.0">
            <text:p>-36.0</text:p>
          </table:table-cell>
          <table:table-cell office:value-type="float" office:value="88.0">
            <text:p>88.0</text:p>
          </table:table-cell>
          <table:table-cell office:value-type="float" office:value="-1.0">
            <text:p>-1.0</text:p>
          </table:table-cell>
          <table:table-cell office:value-type="float" office:value="0.8">
            <text:p>0.8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Weidick1976,Jungner1979">
            <text:p>Weidick1976,Jungner1979</text:p>
          </table:table-cell>
        </table:table-row>
        <table:table-row>
          <table:table-cell office:value-type="string" office:value="Kannala">
            <text:p>Kannala</text:p>
          </table:table-cell>
          <table:table-cell office:value-type="string" office:value="radiocarbon">
            <text:p>radiocarbon</text:p>
          </table:table-cell>
          <table:table-cell office:value-type="string" office:value="Hel-345">
            <text:p>Hel-345</text:p>
          </table:table-cell>
          <table:table-cell office:value-type="float" office:value="68.65">
            <text:p>68.65</text:p>
          </table:table-cell>
          <table:table-cell office:value-type="float" office:value="-52.25">
            <text:p>-52.25</text:p>
          </table:table-cell>
          <table:table-cell office:value-type="float" office:value="8982.0">
            <text:p>8982.0</text:p>
          </table:table-cell>
          <table:table-cell office:value-type="float" office:value="193.0">
            <text:p>193.0</text:p>
          </table:table-cell>
          <table:table-cell office:value-type="string" office:value="Hiatella arctica">
            <text:p>Hiatella arctica</text:p>
          </table:table-cell>
          <table:table-cell office:value-type="string" office:value="marine">
            <text:p>marine</text:p>
          </table:table-cell>
          <table:table-cell office:value-type="float" office:value="-36.0">
            <text:p>-36.0</text:p>
          </table:table-cell>
          <table:table-cell office:value-type="float" office:value="88.0">
            <text:p>88.0</text:p>
          </table:table-cell>
          <table:table-cell office:value-type="float" office:value="0.0">
            <text:p/>
          </table:table-cell>
          <table:table-cell office:value-type="float" office:value="14.0">
            <text:p>14.0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string" office:value="Weidick1976,Jungner1979">
            <text:p>Weidick1976,Jungner1979</text:p>
          </table:table-cell>
        </table:table-row>
        <table:table-row>
          <table:table-cell office:value-type="string" office:value="Kannala">
            <text:p>Kannala</text:p>
          </table:table-cell>
          <table:table-cell office:value-type="string" office:value="radiocarbon">
            <text:p>radiocarbon</text:p>
          </table:table-cell>
          <table:table-cell office:value-type="string" office:value="Hel-346">
            <text:p>Hel-346</text:p>
          </table:table-cell>
          <table:table-cell office:value-type="float" office:value="68.6">
            <text:p>68.6</text:p>
          </table:table-cell>
          <table:table-cell office:value-type="float" office:value="-51.85">
            <text:p>-51.85</text:p>
          </table:table-cell>
          <table:table-cell office:value-type="float" office:value="7624.0">
            <text:p>7624.0</text:p>
          </table:table-cell>
          <table:table-cell office:value-type="float" office:value="173.0">
            <text:p>173.0</text:p>
          </table:table-cell>
          <table:table-cell office:value-type="string" office:value="Balanus sp.">
            <text:p>Balanus sp.</text:p>
          </table:table-cell>
          <table:table-cell office:value-type="string" office:value="marine">
            <text:p>marine</text:p>
          </table:table-cell>
          <table:table-cell office:value-type="float" office:value="-36.0">
            <text:p>-36.0</text:p>
          </table:table-cell>
          <table:table-cell office:value-type="float" office:value="88.0">
            <text:p>88.0</text:p>
          </table:table-cell>
          <table:table-cell office:value-type="float" office:value="0.0">
            <text:p/>
          </table:table-cell>
          <table:table-cell office:value-type="float" office:value="42.5">
            <text:p>42.5</text:p>
          </table:table-cell>
          <table:table-cell office:value-type="float" office:value="5.0">
            <text:p>5.0</text:p>
          </table:table-cell>
          <table:table-cell office:value-type="float" office:value="5.0">
            <text:p>5.0</text:p>
          </table:table-cell>
          <table:table-cell office:value-type="string" office:value="Weidick1976,Jungner1979">
            <text:p>Weidick1976,Jungner1979</text:p>
          </table:table-cell>
        </table:table-row>
        <table:table-row>
          <table:table-cell office:value-type="string" office:value="Kannala">
            <text:p>Kannala</text:p>
          </table:table-cell>
          <table:table-cell office:value-type="string" office:value="radiocarbon">
            <text:p>radiocarbon</text:p>
          </table:table-cell>
          <table:table-cell office:value-type="string" office:value="Hel-347">
            <text:p>Hel-347</text:p>
          </table:table-cell>
          <table:table-cell office:value-type="float" office:value="68.6">
            <text:p>68.6</text:p>
          </table:table-cell>
          <table:table-cell office:value-type="float" office:value="-51.883">
            <text:p>-51.883</text:p>
          </table:table-cell>
          <table:table-cell office:value-type="float" office:value="7415.0">
            <text:p>7415.0</text:p>
          </table:table-cell>
          <table:table-cell office:value-type="float" office:value="173.0">
            <text:p>173.0</text:p>
          </table:table-cell>
          <table:table-cell office:value-type="string" office:value="Mya truncata">
            <text:p>Mya truncata</text:p>
          </table:table-cell>
          <table:table-cell office:value-type="string" office:value="marine">
            <text:p>marine</text:p>
          </table:table-cell>
          <table:table-cell office:value-type="float" office:value="-36.0">
            <text:p>-36.0</text:p>
          </table:table-cell>
          <table:table-cell office:value-type="float" office:value="88.0">
            <text:p>88.0</text:p>
          </table:table-cell>
          <table:table-cell office:value-type="float" office:value="0.0">
            <text:p/>
          </table:table-cell>
          <table:table-cell office:value-type="float" office:value="23.0">
            <text:p>23.0</text:p>
          </table:table-cell>
          <table:table-cell office:value-type="float" office:value="5.0">
            <text:p>5.0</text:p>
          </table:table-cell>
          <table:table-cell office:value-type="float" office:value="5.0">
            <text:p>5.0</text:p>
          </table:table-cell>
          <table:table-cell office:value-type="string" office:value="Weidick1976,Jungner1979">
            <text:p>Weidick1976,Jungner1979</text:p>
          </table:table-cell>
        </table:table-row>
        <table:table-row>
          <table:table-cell office:value-type="string" office:value="Kannala">
            <text:p>Kannala</text:p>
          </table:table-cell>
          <table:table-cell office:value-type="string" office:value="radiocarbon">
            <text:p>radiocarbon</text:p>
          </table:table-cell>
          <table:table-cell office:value-type="string" office:value="Hel-359">
            <text:p>Hel-359</text:p>
          </table:table-cell>
          <table:table-cell office:value-type="float" office:value="68.65">
            <text:p>68.65</text:p>
          </table:table-cell>
          <table:table-cell office:value-type="float" office:value="-52.033">
            <text:p>-52.033</text:p>
          </table:table-cell>
          <table:table-cell office:value-type="float" office:value="4486.0">
            <text:p>4486.0</text:p>
          </table:table-cell>
          <table:table-cell office:value-type="float" office:value="134.0">
            <text:p>134.0</text:p>
          </table:table-cell>
          <table:table-cell office:value-type="string" office:value="Balanus sp.">
            <text:p>Balanus sp.</text:p>
          </table:table-cell>
          <table:table-cell office:value-type="string" office:value="marine">
            <text:p>marine</text:p>
          </table:table-cell>
          <table:table-cell office:value-type="float" office:value="-36.0">
            <text:p>-36.0</text:p>
          </table:table-cell>
          <table:table-cell office:value-type="float" office:value="88.0">
            <text:p>88.0</text:p>
          </table:table-cell>
          <table:table-cell office:value-type="float" office:value="0.0">
            <text:p/>
          </table:table-cell>
          <table:table-cell office:value-type="float" office:value="6.5">
            <text:p>6.5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Weidick1976,Jungner1979">
            <text:p>Weidick1976,Jungner1979</text:p>
          </table:table-cell>
        </table:table-row>
        <table:table-row>
          <table:table-cell office:value-type="string" office:value="Kannala">
            <text:p>Kannala</text:p>
          </table:table-cell>
          <table:table-cell office:value-type="string" office:value="radiocarbon">
            <text:p>radiocarbon</text:p>
          </table:table-cell>
          <table:table-cell office:value-type="string" office:value="Hel-360">
            <text:p>Hel-360</text:p>
          </table:table-cell>
          <table:table-cell office:value-type="float" office:value="68.567">
            <text:p>68.567</text:p>
          </table:table-cell>
          <table:table-cell office:value-type="float" office:value="-52.983">
            <text:p>-52.983</text:p>
          </table:table-cell>
          <table:table-cell office:value-type="float" office:value="6571.0">
            <text:p>6571.0</text:p>
          </table:table-cell>
          <table:table-cell office:value-type="float" office:value="144.0">
            <text:p>144.0</text:p>
          </table:table-cell>
          <table:table-cell office:value-type="string" office:value="Balanus sp.">
            <text:p>Balanus sp.</text:p>
          </table:table-cell>
          <table:table-cell office:value-type="string" office:value="marine">
            <text:p>marine</text:p>
          </table:table-cell>
          <table:table-cell office:value-type="float" office:value="-36.0">
            <text:p>-36.0</text:p>
          </table:table-cell>
          <table:table-cell office:value-type="float" office:value="88.0">
            <text:p>88.0</text:p>
          </table:table-cell>
          <table:table-cell office:value-type="float" office:value="0.0">
            <text:p/>
          </table:table-cell>
          <table:table-cell office:value-type="float" office:value="13.7">
            <text:p>13.7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string" office:value="Weidick1976,Jungner1979">
            <text:p>Weidick1976,Jungner1979</text:p>
          </table:table-cell>
        </table:table-row>
        <table:table-row>
          <table:table-cell office:value-type="string" office:value="Kannala">
            <text:p>Kannala</text:p>
          </table:table-cell>
          <table:table-cell office:value-type="string" office:value="radiocarbon">
            <text:p>radiocarbon</text:p>
          </table:table-cell>
          <table:table-cell office:value-type="string" office:value="Hel-437">
            <text:p>Hel-437</text:p>
          </table:table-cell>
          <table:table-cell office:value-type="float" office:value="68.65">
            <text:p>68.65</text:p>
          </table:table-cell>
          <table:table-cell office:value-type="float" office:value="-52.25">
            <text:p>-52.25</text:p>
          </table:table-cell>
          <table:table-cell office:value-type="float" office:value="9035.0">
            <text:p>9035.0</text:p>
          </table:table-cell>
          <table:table-cell office:value-type="float" office:value="203.0">
            <text:p>203.0</text:p>
          </table:table-cell>
          <table:table-cell office:value-type="string" office:value="Hiatella arctica">
            <text:p>Hiatella arctica</text:p>
          </table:table-cell>
          <table:table-cell office:value-type="string" office:value="marine">
            <text:p>marine</text:p>
          </table:table-cell>
          <table:table-cell office:value-type="float" office:value="-36.0">
            <text:p>-36.0</text:p>
          </table:table-cell>
          <table:table-cell office:value-type="float" office:value="88.0">
            <text:p>88.0</text:p>
          </table:table-cell>
          <table:table-cell office:value-type="float" office:value="0.0">
            <text:p/>
          </table:table-cell>
          <table:table-cell office:value-type="float" office:value="28.4">
            <text:p>28.4</text:p>
          </table:table-cell>
          <table:table-cell office:value-type="float" office:value="6.0">
            <text:p>6.0</text:p>
          </table:table-cell>
          <table:table-cell office:value-type="float" office:value="6.0">
            <text:p>6.0</text:p>
          </table:table-cell>
          <table:table-cell office:value-type="string" office:value="Weidick1976,Jungner1979">
            <text:p>Weidick1976,Jungner1979</text:p>
          </table:table-cell>
        </table:table-row>
        <table:table-row>
          <table:table-cell office:value-type="string" office:value="Kannala">
            <text:p>Kannala</text:p>
          </table:table-cell>
          <table:table-cell office:value-type="string" office:value="radiocarbon">
            <text:p>radiocarbon</text:p>
          </table:table-cell>
          <table:table-cell office:value-type="string" office:value="Hel-436">
            <text:p>Hel-436</text:p>
          </table:table-cell>
          <table:table-cell office:value-type="float" office:value="68.65">
            <text:p>68.65</text:p>
          </table:table-cell>
          <table:table-cell office:value-type="float" office:value="-52.25">
            <text:p>-52.25</text:p>
          </table:table-cell>
          <table:table-cell office:value-type="float" office:value="6505.0">
            <text:p>6505.0</text:p>
          </table:table-cell>
          <table:table-cell office:value-type="float" office:value="163.0">
            <text:p>163.0</text:p>
          </table:table-cell>
          <table:table-cell office:value-type="string" office:value="Balanus sp.">
            <text:p>Balanus sp.</text:p>
          </table:table-cell>
          <table:table-cell office:value-type="string" office:value="marine">
            <text:p>marine</text:p>
          </table:table-cell>
          <table:table-cell office:value-type="float" office:value="-36.0">
            <text:p>-36.0</text:p>
          </table:table-cell>
          <table:table-cell office:value-type="float" office:value="88.0">
            <text:p>88.0</text:p>
          </table:table-cell>
          <table:table-cell office:value-type="float" office:value="0.0">
            <text:p/>
          </table:table-cell>
          <table:table-cell office:value-type="float" office:value="14.0">
            <text:p>14.0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string" office:value="Weidick1976,Jungner1979">
            <text:p>Weidick1976,Jungner1979</text:p>
          </table:table-cell>
        </table:table-row>
        <table:table-row>
          <table:table-cell office:value-type="string" office:value="Kannala">
            <text:p>Kannala</text:p>
          </table:table-cell>
          <table:table-cell office:value-type="string" office:value="radiocarbon">
            <text:p>radiocarbon</text:p>
          </table:table-cell>
          <table:table-cell office:value-type="string" office:value="Hel-361">
            <text:p>Hel-361</text:p>
          </table:table-cell>
          <table:table-cell office:value-type="float" office:value="68.567">
            <text:p>68.567</text:p>
          </table:table-cell>
          <table:table-cell office:value-type="float" office:value="-52.983">
            <text:p>-52.983</text:p>
          </table:table-cell>
          <table:table-cell office:value-type="float" office:value="5887.0">
            <text:p>5887.0</text:p>
          </table:table-cell>
          <table:table-cell office:value-type="float" office:value="134.0">
            <text:p>134.0</text:p>
          </table:table-cell>
          <table:table-cell office:value-type="string" office:value="Balanus sp.">
            <text:p>Balanus sp.</text:p>
          </table:table-cell>
          <table:table-cell office:value-type="string" office:value="marine">
            <text:p>marine</text:p>
          </table:table-cell>
          <table:table-cell office:value-type="float" office:value="-36.0">
            <text:p>-36.0</text:p>
          </table:table-cell>
          <table:table-cell office:value-type="float" office:value="88.0">
            <text:p>88.0</text:p>
          </table:table-cell>
          <table:table-cell office:value-type="float" office:value="0.0">
            <text:p/>
          </table:table-cell>
          <table:table-cell office:value-type="float" office:value="20.2">
            <text:p>20.2</text:p>
          </table:table-cell>
          <table:table-cell office:value-type="float" office:value="4.0">
            <text:p>4.0</text:p>
          </table:table-cell>
          <table:table-cell office:value-type="float" office:value="4.0">
            <text:p>4.0</text:p>
          </table:table-cell>
          <table:table-cell office:value-type="string" office:value="Weidick1976,Jungner1979">
            <text:p>Weidick1976,Jungner1979</text:p>
          </table:table-cell>
        </table:table-row>
        <table:table-row>
          <table:table-cell office:value-type="string" office:value="Kannala">
            <text:p>Kannala</text:p>
          </table:table-cell>
          <table:table-cell office:value-type="string" office:value="radiocarbon">
            <text:p>radiocarbon</text:p>
          </table:table-cell>
          <table:table-cell office:value-type="string" office:value="Hel-363">
            <text:p>Hel-363</text:p>
          </table:table-cell>
          <table:table-cell office:value-type="float" office:value="68.617">
            <text:p>68.617</text:p>
          </table:table-cell>
          <table:table-cell office:value-type="float" office:value="-52.35">
            <text:p>-52.35</text:p>
          </table:table-cell>
          <table:table-cell office:value-type="float" office:value="7555.0">
            <text:p>7555.0</text:p>
          </table:table-cell>
          <table:table-cell office:value-type="float" office:value="213.0">
            <text:p>213.0</text:p>
          </table:table-cell>
          <table:table-cell office:value-type="string" office:value="Balanus sp.">
            <text:p>Balanus sp.</text:p>
          </table:table-cell>
          <table:table-cell office:value-type="string" office:value="marine">
            <text:p>marine</text:p>
          </table:table-cell>
          <table:table-cell office:value-type="float" office:value="-36.0">
            <text:p>-36.0</text:p>
          </table:table-cell>
          <table:table-cell office:value-type="float" office:value="88.0">
            <text:p>88.0</text:p>
          </table:table-cell>
          <table:table-cell office:value-type="float" office:value="0.0">
            <text:p/>
          </table:table-cell>
          <table:table-cell office:value-type="float" office:value="15.8">
            <text:p>15.8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string" office:value="Weidick1976,Jungner1979">
            <text:p>Weidick1976,Jungner1979</text:p>
          </table:table-cell>
        </table:table-row>
        <table:table-row>
          <table:table-cell office:value-type="string" office:value="Kannala">
            <text:p>Kannala</text:p>
          </table:table-cell>
          <table:table-cell office:value-type="string" office:value="radiocarbon">
            <text:p>radiocarbon</text:p>
          </table:table-cell>
          <table:table-cell office:value-type="string" office:value="Hel-365">
            <text:p>Hel-365</text:p>
          </table:table-cell>
          <table:table-cell office:value-type="float" office:value="68.65">
            <text:p>68.65</text:p>
          </table:table-cell>
          <table:table-cell office:value-type="float" office:value="-52.25">
            <text:p>-52.25</text:p>
          </table:table-cell>
          <table:table-cell office:value-type="float" office:value="5735.0">
            <text:p>5735.0</text:p>
          </table:table-cell>
          <table:table-cell office:value-type="float" office:value="213.0">
            <text:p>213.0</text:p>
          </table:table-cell>
          <table:table-cell office:value-type="string" office:value="Balanus sp.">
            <text:p>Balanus sp.</text:p>
          </table:table-cell>
          <table:table-cell office:value-type="string" office:value="marine">
            <text:p>marine</text:p>
          </table:table-cell>
          <table:table-cell office:value-type="float" office:value="-36.0">
            <text:p>-36.0</text:p>
          </table:table-cell>
          <table:table-cell office:value-type="float" office:value="88.0">
            <text:p>88.0</text:p>
          </table:table-cell>
          <table:table-cell office:value-type="float" office:value="0.0">
            <text:p/>
          </table:table-cell>
          <table:table-cell office:value-type="float" office:value="7.4">
            <text:p>7.4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Weidick1976,Jungner1979">
            <text:p>Weidick1976,Jungner1979</text:p>
          </table:table-cell>
        </table:table-row>
        <table:table-row>
          <table:table-cell office:value-type="string" office:value="Kannala">
            <text:p>Kannala</text:p>
          </table:table-cell>
          <table:table-cell office:value-type="string" office:value="radiocarbon">
            <text:p>radiocarbon</text:p>
          </table:table-cell>
          <table:table-cell office:value-type="string" office:value="Hel-362">
            <text:p>Hel-362</text:p>
          </table:table-cell>
          <table:table-cell office:value-type="float" office:value="68.6">
            <text:p>68.6</text:p>
          </table:table-cell>
          <table:table-cell office:value-type="float" office:value="-52.567">
            <text:p>-52.567</text:p>
          </table:table-cell>
          <table:table-cell office:value-type="float" office:value="9425.0">
            <text:p>9425.0</text:p>
          </table:table-cell>
          <table:table-cell office:value-type="float" office:value="173.0">
            <text:p>173.0</text:p>
          </table:table-cell>
          <table:table-cell office:value-type="string" office:value="Hiatella arctica">
            <text:p>Hiatella arctica</text:p>
          </table:table-cell>
          <table:table-cell office:value-type="string" office:value="marine">
            <text:p>marine</text:p>
          </table:table-cell>
          <table:table-cell office:value-type="float" office:value="-36.0">
            <text:p>-36.0</text:p>
          </table:table-cell>
          <table:table-cell office:value-type="float" office:value="88.0">
            <text:p>88.0</text:p>
          </table:table-cell>
          <table:table-cell office:value-type="float" office:value="0.0">
            <text:p/>
          </table:table-cell>
          <table:table-cell office:value-type="float" office:value="17.1">
            <text:p>17.1</text:p>
          </table:table-cell>
          <table:table-cell office:value-type="float" office:value="4.0">
            <text:p>4.0</text:p>
          </table:table-cell>
          <table:table-cell office:value-type="float" office:value="4.0">
            <text:p>4.0</text:p>
          </table:table-cell>
          <table:table-cell office:value-type="string" office:value="Weidick1976,Jungner1979">
            <text:p>Weidick1976,Jungner1979</text:p>
          </table:table-cell>
        </table:table-row>
        <table:table-row>
          <table:table-cell office:value-type="string" office:value="Kannala">
            <text:p>Kannala</text:p>
          </table:table-cell>
          <table:table-cell office:value-type="string" office:value="radiocarbon">
            <text:p>radiocarbon</text:p>
          </table:table-cell>
          <table:table-cell office:value-type="string" office:value="AA39649">
            <text:p>AA39649</text:p>
          </table:table-cell>
          <table:table-cell office:value-type="float" office:value="68.6">
            <text:p>68.6</text:p>
          </table:table-cell>
          <table:table-cell office:value-type="float" office:value="-52.06666666666667">
            <text:p>-52.06666666666667</text:p>
          </table:table-cell>
          <table:table-cell office:value-type="float" office:value="2380.0">
            <text:p>2380.0</text:p>
          </table:table-cell>
          <table:table-cell office:value-type="float" office:value="60.0">
            <text:p>60.0</text:p>
          </table:table-cell>
          <table:table-cell office:value-type="string" office:value="bulk sediment">
            <text:p>bulk sedimen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2.62">
            <text:p>-2.62</text:p>
          </table:table-cell>
          <table:table-cell office:value-type="float" office:value="0.48">
            <text:p>0.48</text:p>
          </table:table-cell>
          <table:table-cell office:value-type="float" office:value="0.48">
            <text:p>0.48</text:p>
          </table:table-cell>
          <table:table-cell office:value-type="string" office:value="LongEtal2003,LongEtal2011">
            <text:p>LongEtal2003,LongEtal2011</text:p>
          </table:table-cell>
        </table:table-row>
        <table:table-row>
          <table:table-cell office:value-type="string" office:value="Kannala">
            <text:p>Kannala</text:p>
          </table:table-cell>
          <table:table-cell office:value-type="string" office:value="radiocarbon">
            <text:p>radiocarbon</text:p>
          </table:table-cell>
          <table:table-cell office:value-type="string" office:value="AA38844">
            <text:p>AA38844</text:p>
          </table:table-cell>
          <table:table-cell office:value-type="float" office:value="68.53333333333333">
            <text:p>68.53333333333333</text:p>
          </table:table-cell>
          <table:table-cell office:value-type="float" office:value="-52.85">
            <text:p>-52.85</text:p>
          </table:table-cell>
          <table:table-cell office:value-type="float" office:value="9185.0">
            <text:p>9185.0</text:p>
          </table:table-cell>
          <table:table-cell office:value-type="float" office:value="62.0">
            <text:p>62.0</text:p>
          </table:table-cell>
          <table:table-cell office:value-type="string" office:value="bulk sediment">
            <text:p>bulk sedimen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113.29">
            <text:p>113.29</text:p>
          </table:table-cell>
          <table:table-cell office:value-type="float" office:value="0.46">
            <text:p>0.46</text:p>
          </table:table-cell>
          <table:table-cell office:value-type="float" office:value="0.46">
            <text:p>0.46</text:p>
          </table:table-cell>
          <table:table-cell office:value-type="string" office:value="LongRoberts2003,LongEtal2011">
            <text:p>LongRoberts2003,LongEtal2011</text:p>
          </table:table-cell>
        </table:table-row>
        <table:table-row>
          <table:table-cell office:value-type="string" office:value="Kannala">
            <text:p>Kannala</text:p>
          </table:table-cell>
          <table:table-cell office:value-type="string" office:value="radiocarbon">
            <text:p>radiocarbon</text:p>
          </table:table-cell>
          <table:table-cell office:value-type="string" office:value="AA39648">
            <text:p>AA39648</text:p>
          </table:table-cell>
          <table:table-cell office:value-type="float" office:value="68.6">
            <text:p>68.6</text:p>
          </table:table-cell>
          <table:table-cell office:value-type="float" office:value="-52.06666666666667">
            <text:p>-52.06666666666667</text:p>
          </table:table-cell>
          <table:table-cell office:value-type="float" office:value="1260.0">
            <text:p>1260.0</text:p>
          </table:table-cell>
          <table:table-cell office:value-type="float" office:value="60.0">
            <text:p>60.0</text:p>
          </table:table-cell>
          <table:table-cell office:value-type="string" office:value="bulk sediment">
            <text:p>bulk sedimen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2.62">
            <text:p>-2.62</text:p>
          </table:table-cell>
          <table:table-cell office:value-type="float" office:value="0.48">
            <text:p>0.48</text:p>
          </table:table-cell>
          <table:table-cell office:value-type="float" office:value="0.48">
            <text:p>0.48</text:p>
          </table:table-cell>
          <table:table-cell office:value-type="string" office:value="LongEtal2003,LongEtal2011">
            <text:p>LongEtal2003,LongEtal2011</text:p>
          </table:table-cell>
        </table:table-row>
        <table:table-row>
          <table:table-cell office:value-type="string" office:value="Kannala">
            <text:p>Kannala</text:p>
          </table:table-cell>
          <table:table-cell office:value-type="string" office:value="radiocarbon">
            <text:p>radiocarbon</text:p>
          </table:table-cell>
          <table:table-cell office:value-type="string" office:value="Hel-455">
            <text:p>Hel-455</text:p>
          </table:table-cell>
          <table:table-cell office:value-type="float" office:value="68.567">
            <text:p>68.567</text:p>
          </table:table-cell>
          <table:table-cell office:value-type="float" office:value="-52.967">
            <text:p>-52.967</text:p>
          </table:table-cell>
          <table:table-cell office:value-type="float" office:value="8205.0">
            <text:p>8205.0</text:p>
          </table:table-cell>
          <table:table-cell office:value-type="float" office:value="262.0">
            <text:p>262.0</text:p>
          </table:table-cell>
          <table:table-cell office:value-type="string" office:value="Mya truncata">
            <text:p>Mya truncata</text:p>
          </table:table-cell>
          <table:table-cell office:value-type="string" office:value="marine">
            <text:p>marine</text:p>
          </table:table-cell>
          <table:table-cell office:value-type="float" office:value="-36.0">
            <text:p>-36.0</text:p>
          </table:table-cell>
          <table:table-cell office:value-type="float" office:value="88.0">
            <text:p>88.0</text:p>
          </table:table-cell>
          <table:table-cell office:value-type="float" office:value="0.0">
            <text:p/>
          </table:table-cell>
          <table:table-cell office:value-type="float" office:value="41.8">
            <text:p>41.8</text:p>
          </table:table-cell>
          <table:table-cell office:value-type="float" office:value="9.0">
            <text:p>9.0</text:p>
          </table:table-cell>
          <table:table-cell office:value-type="float" office:value="9.0">
            <text:p>9.0</text:p>
          </table:table-cell>
          <table:table-cell office:value-type="string" office:value="Weidick1976,Jungner1979">
            <text:p>Weidick1976,Jungner1979</text:p>
          </table:table-cell>
        </table:table-row>
        <table:table-row>
          <table:table-cell office:value-type="string" office:value="Kannala">
            <text:p>Kannala</text:p>
          </table:table-cell>
          <table:table-cell office:value-type="string" office:value="radiocarbon">
            <text:p>radiocarbon</text:p>
          </table:table-cell>
          <table:table-cell office:value-type="string" office:value="AA39650">
            <text:p>AA39650</text:p>
          </table:table-cell>
          <table:table-cell office:value-type="float" office:value="68.6">
            <text:p>68.6</text:p>
          </table:table-cell>
          <table:table-cell office:value-type="float" office:value="-52.1">
            <text:p>-52.1</text:p>
          </table:table-cell>
          <table:table-cell office:value-type="float" office:value="3620.0">
            <text:p>3620.0</text:p>
          </table:table-cell>
          <table:table-cell office:value-type="float" office:value="60.0">
            <text:p>60.0</text:p>
          </table:table-cell>
          <table:table-cell office:value-type="string" office:value="bulk sediment">
            <text:p>bulk sedimen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1.98">
            <text:p>1.98</text:p>
          </table:table-cell>
          <table:table-cell office:value-type="float" office:value="0.48">
            <text:p>0.48</text:p>
          </table:table-cell>
          <table:table-cell office:value-type="float" office:value="0.48">
            <text:p>0.48</text:p>
          </table:table-cell>
          <table:table-cell office:value-type="string" office:value="LongEtal2003,LongEtal2011">
            <text:p>LongEtal2003,LongEtal2011</text:p>
          </table:table-cell>
        </table:table-row>
        <table:table-row>
          <table:table-cell office:value-type="string" office:value="Kannala">
            <text:p>Kannala</text:p>
          </table:table-cell>
          <table:table-cell office:value-type="string" office:value="radiocarbon">
            <text:p>radiocarbon</text:p>
          </table:table-cell>
          <table:table-cell office:value-type="string" office:value="AA39652">
            <text:p>AA39652</text:p>
          </table:table-cell>
          <table:table-cell office:value-type="float" office:value="68.61666666666666">
            <text:p>68.61666666666666</text:p>
          </table:table-cell>
          <table:table-cell office:value-type="float" office:value="-52.083333333333336">
            <text:p>-52.083333333333336</text:p>
          </table:table-cell>
          <table:table-cell office:value-type="float" office:value="5440.0">
            <text:p>5440.0</text:p>
          </table:table-cell>
          <table:table-cell office:value-type="float" office:value="60.0">
            <text:p>60.0</text:p>
          </table:table-cell>
          <table:table-cell office:value-type="string" office:value="bulk sediment">
            <text:p>bulk sedimen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20.28">
            <text:p>20.28</text:p>
          </table:table-cell>
          <table:table-cell office:value-type="float" office:value="0.59">
            <text:p>0.59</text:p>
          </table:table-cell>
          <table:table-cell office:value-type="float" office:value="0.59">
            <text:p>0.59</text:p>
          </table:table-cell>
          <table:table-cell office:value-type="string" office:value="LongEtal2003,LongEtal2011">
            <text:p>LongEtal2003,LongEtal2011</text:p>
          </table:table-cell>
        </table:table-row>
        <table:table-row>
          <table:table-cell office:value-type="string" office:value="Kannala">
            <text:p>Kannala</text:p>
          </table:table-cell>
          <table:table-cell office:value-type="string" office:value="radiocarbon">
            <text:p>radiocarbon</text:p>
          </table:table-cell>
          <table:table-cell office:value-type="string" office:value="AA39653">
            <text:p>AA39653</text:p>
          </table:table-cell>
          <table:table-cell office:value-type="float" office:value="68.61666666666666">
            <text:p>68.61666666666666</text:p>
          </table:table-cell>
          <table:table-cell office:value-type="float" office:value="-53.083333333333336">
            <text:p>-53.083333333333336</text:p>
          </table:table-cell>
          <table:table-cell office:value-type="float" office:value="6530.0">
            <text:p>6530.0</text:p>
          </table:table-cell>
          <table:table-cell office:value-type="float" office:value="70.0">
            <text:p>70.0</text:p>
          </table:table-cell>
          <table:table-cell office:value-type="string" office:value="bulk sediment">
            <text:p>bulk sedimen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31.96">
            <text:p>31.96</text:p>
          </table:table-cell>
          <table:table-cell office:value-type="float" office:value="0.52">
            <text:p>0.52</text:p>
          </table:table-cell>
          <table:table-cell office:value-type="float" office:value="0.52">
            <text:p>0.52</text:p>
          </table:table-cell>
          <table:table-cell office:value-type="string" office:value="LongEtal2003,LongEtal2011">
            <text:p>LongEtal2003,LongEtal2011</text:p>
          </table:table-cell>
        </table:table-row>
        <table:table-row>
          <table:table-cell office:value-type="string" office:value="Kannala">
            <text:p>Kannala</text:p>
          </table:table-cell>
          <table:table-cell office:value-type="string" office:value="radiocarbon">
            <text:p>radiocarbon</text:p>
          </table:table-cell>
          <table:table-cell office:value-type="string" office:value="AA38843">
            <text:p>AA38843</text:p>
          </table:table-cell>
          <table:table-cell office:value-type="float" office:value="68.53333333333333">
            <text:p>68.53333333333333</text:p>
          </table:table-cell>
          <table:table-cell office:value-type="float" office:value="-52.85">
            <text:p>-52.85</text:p>
          </table:table-cell>
          <table:table-cell office:value-type="float" office:value="6662.0">
            <text:p>6662.0</text:p>
          </table:table-cell>
          <table:table-cell office:value-type="float" office:value="54.0">
            <text:p>54.0</text:p>
          </table:table-cell>
          <table:table-cell office:value-type="string" office:value="bulk sediment">
            <text:p>bulk sedimen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31.18">
            <text:p>31.18</text:p>
          </table:table-cell>
          <table:table-cell office:value-type="float" office:value="0.54">
            <text:p>0.54</text:p>
          </table:table-cell>
          <table:table-cell office:value-type="float" office:value="0.54">
            <text:p>0.54</text:p>
          </table:table-cell>
          <table:table-cell office:value-type="string" office:value="LongRoberts2003,LongEtal2011">
            <text:p>LongRoberts2003,LongEtal2011</text:p>
          </table:table-cell>
        </table:table-row>
        <table:table-row>
          <table:table-cell office:value-type="string" office:value="Kannala">
            <text:p>Kannala</text:p>
          </table:table-cell>
          <table:table-cell office:value-type="string" office:value="radiocarbon">
            <text:p>radiocarbon</text:p>
          </table:table-cell>
          <table:table-cell office:value-type="string" office:value="AA39654">
            <text:p>AA39654</text:p>
          </table:table-cell>
          <table:table-cell office:value-type="float" office:value="68.63333333333334">
            <text:p>68.63333333333334</text:p>
          </table:table-cell>
          <table:table-cell office:value-type="float" office:value="-52.1">
            <text:p>-52.1</text:p>
          </table:table-cell>
          <table:table-cell office:value-type="float" office:value="8780.0">
            <text:p>8780.0</text:p>
          </table:table-cell>
          <table:table-cell office:value-type="float" office:value="80.0">
            <text:p>80.0</text:p>
          </table:table-cell>
          <table:table-cell office:value-type="string" office:value="bulk sediment">
            <text:p>bulk sedimen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79.61">
            <text:p>79.61</text:p>
          </table:table-cell>
          <table:table-cell office:value-type="float" office:value="0.36">
            <text:p>0.36</text:p>
          </table:table-cell>
          <table:table-cell office:value-type="float" office:value="0.36">
            <text:p>0.36</text:p>
          </table:table-cell>
          <table:table-cell office:value-type="string" office:value="LongEtal2003,LongEtal2011">
            <text:p>LongEtal2003,LongEtal2011</text:p>
          </table:table-cell>
        </table:table-row>
        <table:table-row>
          <table:table-cell office:value-type="string" office:value="Kannala">
            <text:p>Kannala</text:p>
          </table:table-cell>
          <table:table-cell office:value-type="string" office:value="radiocarbon">
            <text:p>radiocarbon</text:p>
          </table:table-cell>
          <table:table-cell office:value-type="string" office:value="AA38840">
            <text:p>AA38840</text:p>
          </table:table-cell>
          <table:table-cell office:value-type="float" office:value="68.45">
            <text:p>68.45</text:p>
          </table:table-cell>
          <table:table-cell office:value-type="float" office:value="-52.983333333333334">
            <text:p>-52.983333333333334</text:p>
          </table:table-cell>
          <table:table-cell office:value-type="float" office:value="8136.0">
            <text:p>8136.0</text:p>
          </table:table-cell>
          <table:table-cell office:value-type="float" office:value="57.0">
            <text:p>57.0</text:p>
          </table:table-cell>
          <table:table-cell office:value-type="string" office:value="bulk sediment">
            <text:p>bulk sedimen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50.7">
            <text:p>50.7</text:p>
          </table:table-cell>
          <table:table-cell office:value-type="float" office:value="0.73">
            <text:p>0.73</text:p>
          </table:table-cell>
          <table:table-cell office:value-type="float" office:value="0.73">
            <text:p>0.73</text:p>
          </table:table-cell>
          <table:table-cell office:value-type="string" office:value="LongRoberts2003,LongEtal2011">
            <text:p>LongRoberts2003,LongEtal2011</text:p>
          </table:table-cell>
        </table:table-row>
        <table:table-row>
          <table:table-cell office:value-type="string" office:value="Kannala">
            <text:p>Kannala</text:p>
          </table:table-cell>
          <table:table-cell office:value-type="string" office:value="radiocarbon">
            <text:p>radiocarbon</text:p>
          </table:table-cell>
          <table:table-cell office:value-type="string" office:value="AA38839">
            <text:p>AA38839</text:p>
          </table:table-cell>
          <table:table-cell office:value-type="float" office:value="68.45">
            <text:p>68.45</text:p>
          </table:table-cell>
          <table:table-cell office:value-type="float" office:value="-52.983333333333334">
            <text:p>-52.983333333333334</text:p>
          </table:table-cell>
          <table:table-cell office:value-type="float" office:value="4397.0">
            <text:p>4397.0</text:p>
          </table:table-cell>
          <table:table-cell office:value-type="float" office:value="45.0">
            <text:p>45.0</text:p>
          </table:table-cell>
          <table:table-cell office:value-type="string" office:value="bulk sediment">
            <text:p>bulk sedimen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7.41">
            <text:p>7.41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LongRoberts2003,LongEtal2011">
            <text:p>LongRoberts2003,LongEtal2011</text:p>
          </table:table-cell>
        </table:table-row>
        <table:table-row>
          <table:table-cell office:value-type="string" office:value="Kannala">
            <text:p>Kannala</text:p>
          </table:table-cell>
          <table:table-cell office:value-type="string" office:value="radiocarbon">
            <text:p>radiocarbon</text:p>
          </table:table-cell>
          <table:table-cell office:value-type="string" office:value="AA38838">
            <text:p>AA38838</text:p>
          </table:table-cell>
          <table:table-cell office:value-type="float" office:value="68.45">
            <text:p>68.45</text:p>
          </table:table-cell>
          <table:table-cell office:value-type="float" office:value="-52.95">
            <text:p>-52.95</text:p>
          </table:table-cell>
          <table:table-cell office:value-type="float" office:value="3988.0">
            <text:p>3988.0</text:p>
          </table:table-cell>
          <table:table-cell office:value-type="float" office:value="43.0">
            <text:p>43.0</text:p>
          </table:table-cell>
          <table:table-cell office:value-type="string" office:value="bulk sediment">
            <text:p>bulk sedimen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1.89">
            <text:p>1.89</text:p>
          </table:table-cell>
          <table:table-cell office:value-type="float" office:value="0.6">
            <text:p>0.6</text:p>
          </table:table-cell>
          <table:table-cell office:value-type="float" office:value="0.6">
            <text:p>0.6</text:p>
          </table:table-cell>
          <table:table-cell office:value-type="string" office:value="LongRoberts2003,LongEtal2011">
            <text:p>LongRoberts2003,LongEtal2011</text:p>
          </table:table-cell>
        </table:table-row>
        <table:table-row>
          <table:table-cell office:value-type="string" office:value="Kannala">
            <text:p>Kannala</text:p>
          </table:table-cell>
          <table:table-cell office:value-type="string" office:value="radiocarbon">
            <text:p>radiocarbon</text:p>
          </table:table-cell>
          <table:table-cell office:value-type="string" office:value="AA-39655">
            <text:p>AA-39655</text:p>
          </table:table-cell>
          <table:table-cell office:value-type="float" office:value="68.61666666666666">
            <text:p>68.61666666666666</text:p>
          </table:table-cell>
          <table:table-cell office:value-type="float" office:value="-52.1">
            <text:p>-52.1</text:p>
          </table:table-cell>
          <table:table-cell office:value-type="float" office:value="9180.0">
            <text:p>9180.0</text:p>
          </table:table-cell>
          <table:table-cell office:value-type="float" office:value="80.0">
            <text:p>80.0</text:p>
          </table:table-cell>
          <table:table-cell office:value-type="string" office:value="bulk sediment">
            <text:p>bulk sedimen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110.75">
            <text:p>110.75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LongEtal2003">
            <text:p>LongEtal2003</text:p>
          </table:table-cell>
        </table:table-row>
        <table:table-row>
          <table:table-cell office:value-type="string" office:value="Kannala">
            <text:p>Kannala</text:p>
          </table:table-cell>
          <table:table-cell office:value-type="string" office:value="radiocarbon">
            <text:p>radiocarbon</text:p>
          </table:table-cell>
          <table:table-cell office:value-type="string" office:value="AA-38837">
            <text:p>AA-38837</text:p>
          </table:table-cell>
          <table:table-cell office:value-type="float" office:value="68.45">
            <text:p>68.45</text:p>
          </table:table-cell>
          <table:table-cell office:value-type="float" office:value="-52.96666666666667">
            <text:p>-52.96666666666667</text:p>
          </table:table-cell>
          <table:table-cell office:value-type="float" office:value="218.0">
            <text:p>218.0</text:p>
          </table:table-cell>
          <table:table-cell office:value-type="float" office:value="51.0">
            <text:p>51.0</text:p>
          </table:table-cell>
          <table:table-cell office:value-type="string" office:value="bulk sediment">
            <text:p>bulk sedimen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0.89">
            <text:p>-0.89</text:p>
          </table:table-cell>
          <table:table-cell office:value-type="float" office:value="0.14">
            <text:p>0.14</text:p>
          </table:table-cell>
          <table:table-cell office:value-type="float" office:value="0.14">
            <text:p>0.14</text:p>
          </table:table-cell>
          <table:table-cell office:value-type="string" office:value="LongRoberts2003">
            <text:p>LongRoberts2003</text:p>
          </table:table-cell>
        </table:table-row>
        <table:table-row>
          <table:table-cell office:value-type="string" office:value="Kannala">
            <text:p>Kannala</text:p>
          </table:table-cell>
          <table:table-cell office:value-type="string" office:value="radiocarbon">
            <text:p>radiocarbon</text:p>
          </table:table-cell>
          <table:table-cell office:value-type="string" office:value="K-2026">
            <text:p>K-2026</text:p>
          </table:table-cell>
          <table:table-cell office:value-type="float" office:value="68.617">
            <text:p>68.617</text:p>
          </table:table-cell>
          <table:table-cell office:value-type="float" office:value="-52.333">
            <text:p>-52.333</text:p>
          </table:table-cell>
          <table:table-cell office:value-type="float" office:value="5865.0">
            <text:p>5865.0</text:p>
          </table:table-cell>
          <table:table-cell office:value-type="float" office:value="105.0">
            <text:p>105.0</text:p>
          </table:table-cell>
          <table:table-cell office:value-type="string" office:value="shells">
            <text:p>shells</text:p>
          </table:table-cell>
          <table:table-cell office:value-type="string" office:value="marine">
            <text:p>marine</text:p>
          </table:table-cell>
          <table:table-cell office:value-type="float" office:value="-36.0">
            <text:p>-36.0</text:p>
          </table:table-cell>
          <table:table-cell office:value-type="float" office:value="88.0">
            <text:p>88.0</text:p>
          </table:table-cell>
          <table:table-cell office:value-type="float" office:value="-1.0">
            <text:p>-1.0</text:p>
          </table:table-cell>
          <table:table-cell office:value-type="float" office:value="3.0">
            <text:p>3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Weidick1974">
            <text:p>Weidick1974</text:p>
          </table:table-cell>
        </table:table-row>
        <table:table-row>
          <table:table-cell office:value-type="string" office:value="Kannala">
            <text:p>Kannala</text:p>
          </table:table-cell>
          <table:table-cell office:value-type="string" office:value="radiocarbon">
            <text:p>radiocarbon</text:p>
          </table:table-cell>
          <table:table-cell office:value-type="string" office:value="AA38841">
            <text:p>AA38841</text:p>
          </table:table-cell>
          <table:table-cell office:value-type="float" office:value="68.43333333333334">
            <text:p>68.43333333333334</text:p>
          </table:table-cell>
          <table:table-cell office:value-type="float" office:value="-52.96666666666667">
            <text:p>-52.96666666666667</text:p>
          </table:table-cell>
          <table:table-cell office:value-type="float" office:value="9270.0">
            <text:p>9270.0</text:p>
          </table:table-cell>
          <table:table-cell office:value-type="float" office:value="61.0">
            <text:p>61.0</text:p>
          </table:table-cell>
          <table:table-cell office:value-type="string" office:value="bulk sediment">
            <text:p>bulk sedimen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97.09">
            <text:p>97.09</text:p>
          </table:table-cell>
          <table:table-cell office:value-type="float" office:value="0.56">
            <text:p>0.56</text:p>
          </table:table-cell>
          <table:table-cell office:value-type="float" office:value="0.56">
            <text:p>0.56</text:p>
          </table:table-cell>
          <table:table-cell office:value-type="string" office:value="LongRoberts2003,LongEtal2011">
            <text:p>LongRoberts2003,LongEtal2011</text:p>
          </table:table-cell>
        </table:table-row>
        <table:table-row>
          <table:table-cell office:value-type="string" office:value="Kannala">
            <text:p>Kannala</text:p>
          </table:table-cell>
          <table:table-cell office:value-type="string" office:value="radiocarbon">
            <text:p>radiocarbon</text:p>
          </table:table-cell>
          <table:table-cell office:value-type="string" office:value="AA38842">
            <text:p>AA38842</text:p>
          </table:table-cell>
          <table:table-cell office:value-type="float" office:value="68.43333333333334">
            <text:p>68.43333333333334</text:p>
          </table:table-cell>
          <table:table-cell office:value-type="float" office:value="-52.95">
            <text:p>-52.95</text:p>
          </table:table-cell>
          <table:table-cell office:value-type="float" office:value="9330.0">
            <text:p>9330.0</text:p>
          </table:table-cell>
          <table:table-cell office:value-type="float" office:value="99.0">
            <text:p>99.0</text:p>
          </table:table-cell>
          <table:table-cell office:value-type="string" office:value="bulk sediment">
            <text:p>bulk sedimen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127.74">
            <text:p>127.74</text:p>
          </table:table-cell>
          <table:table-cell office:value-type="float" office:value="0.59">
            <text:p>0.59</text:p>
          </table:table-cell>
          <table:table-cell office:value-type="float" office:value="0.59">
            <text:p>0.59</text:p>
          </table:table-cell>
          <table:table-cell office:value-type="string" office:value="LongRoberts2003,LongEtal2011">
            <text:p>LongRoberts2003,LongEtal20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